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3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3.774cm" svg:height="1.063cm" svg:x="8.626cm" svg:y="2.037cm">
          <draw:text-box>
            <text:p>Page Client</text:p>
          </draw:text-box>
        </draw:frame>
        <draw:rect draw:style-name="gr2" draw:text-style-name="P1" draw:layer="layout" svg:width="7.1cm" svg:height="1.5cm" svg:x="2.3cm" svg:y="5.8cm">
          <text:p text:style-name="P1">Nom</text:p>
        </draw:rect>
        <draw:rect draw:style-name="gr2" draw:text-style-name="P2" draw:layer="layout" svg:width="7.1cm" svg:height="1.5cm" svg:x="11.3cm" svg:y="10.9cm">
          <text:p text:style-name="P2"><text:span text:style-name="T1">Informations de paiement</text:span></text:p>
        </draw:rect>
        <draw:rect draw:style-name="gr2" draw:text-style-name="P1" draw:layer="layout" svg:width="7.1cm" svg:height="1.5cm" svg:x="11.3cm" svg:y="9.2cm">
          <text:p text:style-name="P1">Date de naissance</text:p>
        </draw:rect>
        <draw:rect draw:style-name="gr2" draw:text-style-name="P1" draw:layer="layout" svg:width="7.1cm" svg:height="1.5cm" svg:x="11.3cm" svg:y="7.5cm">
          <text:p text:style-name="P1">Numéro de téléphone</text:p>
        </draw:rect>
        <draw:rect draw:style-name="gr2" draw:text-style-name="P1" draw:layer="layout" svg:width="7.1cm" svg:height="1.5cm" svg:x="11.3cm" svg:y="5.8cm">
          <text:p text:style-name="P1">Ville/Municipalité</text:p>
        </draw:rect>
        <draw:rect draw:style-name="gr2" draw:text-style-name="P1" draw:layer="layout" svg:width="7.1cm" svg:height="1.5cm" svg:x="2.3cm" svg:y="10.9cm">
          <text:p text:style-name="P1">Code Postal</text:p>
        </draw:rect>
        <draw:rect draw:style-name="gr2" draw:text-style-name="P1" draw:layer="layout" svg:width="7.1cm" svg:height="1.5cm" svg:x="2.3cm" svg:y="9.2cm">
          <text:p text:style-name="P1">Adresse</text:p>
        </draw:rect>
        <draw:rect draw:style-name="gr2" draw:text-style-name="P1" draw:layer="layout" svg:width="7.1cm" svg:height="1.5cm" svg:x="2.3cm" svg:y="7.5cm">
          <text:p text:style-name="P1">Prénom</text:p>
        </draw:rect>
        <draw:frame draw:style-name="gr3" draw:layer="layout" svg:width="9.1cm" svg:height="0.975cm" svg:x="6.2cm" svg:y="4.025cm">
          <draw:text-box>
            <text:p>Vos informations personnels</text:p>
          </draw:text-box>
        </draw:frame>
        <draw:frame draw:style-name="gr4" draw:layer="layout" svg:width="7.813cm" svg:height="0.963cm" svg:x="6.987cm" svg:y="21.337cm">
          <draw:text-box>
            <text:p>L'état de votre commande</text:p>
          </draw:text-box>
        </draw:frame>
        <draw:frame draw:style-name="gr4" draw:layer="layout" svg:width="8.177cm" svg:height="0.963cm" svg:x="6.7cm" svg:y="15cm">
          <draw:text-box>
            <text:p>Historique des commandes</text:p>
          </draw:text-box>
        </draw:frame>
        <draw:rect draw:style-name="gr2" draw:text-style-name="P1" draw:layer="layout" svg:width="12.9cm" svg:height="1.3cm" svg:x="4cm" svg:y="16.4cm">
          <text:p text:style-name="P1">Viagra</text:p>
        </draw:rect>
        <draw:rect draw:style-name="gr2" draw:text-style-name="P1" draw:layer="layout" svg:width="12.9cm" svg:height="1.3cm" svg:x="4cm" svg:y="17.9cm">
          <text:p text:style-name="P1">Diazépam</text:p>
        </draw:rect>
        <draw:rect draw:style-name="gr2" draw:text-style-name="P1" draw:layer="layout" svg:width="12.9cm" svg:height="1.3cm" svg:x="4cm" svg:y="19.5cm">
          <text:p text:style-name="P1">Diacétylmorphine</text:p>
        </draw:rect>
        <draw:rect draw:style-name="gr2" draw:text-style-name="P1" draw:layer="layout" svg:width="7cm" svg:height="3.9cm" svg:x="12.9cm" svg:y="22.8cm">
          <text:p text:style-name="P1">Map google </text:p>
        </draw:rect>
        <draw:rect draw:style-name="gr2" draw:text-style-name="P1" draw:layer="layout" svg:width="8.7cm" svg:height="1.3cm" svg:x="2cm" svg:y="23.3cm">
          <text:p text:style-name="P1">En préparation/livraison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xime Pigeon</meta:initial-creator>
    <meta:creation-date>2017-11-29T12:23:05.06</meta:creation-date>
    <meta:printed-by>Maxime Pigeon</meta:printed-by>
    <meta:print-date>2017-11-29T12:35:30.89</meta:print-date>
    <dc:date>2017-11-29T12:35:53.59</dc:date>
    <dc:creator>Maxime Pigeon</dc:creator>
    <meta:editing-duration>PT12M49S</meta:editing-duration>
    <meta:editing-cycles>1</meta:editing-cycles>
    <meta:document-statistic meta:object-count="17"/>
    <meta:generator>OpenOffice/4.1.4$Win32 OpenOffice.org_project/414m5$Build-9788</meta:generator>
  </office:meta>
</office:document-meta>
</file>